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1">
      <style:paragraph-properties fo:line-height="150%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L1">
      <style:paragraph-properties fo:line-height="150%"/>
      <style:text-properties style:text-underline-style="solid" style:text-underline-width="auto" style:text-underline-color="font-color"/>
    </style:style>
    <style:style style:name="P4" style:family="paragraph" style:parent-style-name="Standard" style:list-style-name="L1">
      <style:paragraph-properties fo:line-height="150%"/>
      <style:text-properties style:text-underline-style="solid" style:text-underline-width="auto" style:text-underline-color="font-color"/>
    </style:style>
    <style:style style:name="P5" style:family="paragraph" style:parent-style-name="Standard" style:list-style-name="L1">
      <style:paragraph-properties fo:line-height="150%"/>
      <style:text-properties style:text-underline-style="solid" style:text-underline-width="auto" style:text-underline-color="font-color"/>
    </style:style>
    <style:style style:name="P6" style:family="paragraph" style:parent-style-name="Standard" style:list-style-name="L1">
      <style:paragraph-properties fo:line-height="150%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8" style:family="paragraph" style:parent-style-name="Standard" style:list-style-name="L1">
      <style:paragraph-properties fo:line-height="150%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9" style:family="paragraph" style:parent-style-name="Standard" style:list-style-name="L1">
      <style:paragraph-properties fo:line-height="150%"/>
    </style:style>
    <style:style style:name="P10" style:family="paragraph" style:parent-style-name="Standard" style:list-style-name="L1">
      <style:paragraph-properties fo:line-height="150%"/>
      <style:text-properties style:text-underline-style="none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style:text-underline-style="none" fo:font-weight="normal" style:font-weight-asian="normal" style:font-weight-complex="normal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style:text-underline-style="none" fo:font-weight="normal" style:font-weight-asian="normal" style:font-weight-complex="normal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style:text-underline-style="none" fo:font-weight="normal" style:font-weight-asian="normal" style:font-weight-complex="normal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style:text-underline-style="none" fo:font-weight="normal" style:font-weight-asian="normal" style:font-weight-complex="normal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style:text-underline-style="none" fo:font-weight="normal" style:font-weight-asian="normal" style:font-weight-complex="normal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style:text-underline-style="none" fo:font-weight="normal" style:font-weight-asian="normal" style:font-weight-complex="normal"/>
    </style:style>
    <style:style style:name="P17" style:family="paragraph" style:parent-style-name="Standard" style:list-style-name="L1">
      <style:paragraph-properties fo:line-height="150%" fo:text-align="justify" style:justify-single-word="false"/>
      <style:text-properties style:text-underline-style="none" fo:font-weight="normal" style:font-weight-asian="normal" style:font-weight-complex="normal"/>
    </style:style>
    <style:style style:name="P18" style:family="paragraph" style:parent-style-name="Standard" style:list-style-name="L1">
      <style:paragraph-properties fo:line-height="150%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 style:parent-style-name="Standard" style:list-style-name="L1">
      <style:paragraph-properties fo:line-height="150%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0" style:family="paragraph" style:parent-style-name="Standard" style:list-style-name="L1">
      <style:paragraph-properties fo:line-height="150%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1">
      <style:paragraph-properties fo:line-height="150%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2" style:family="paragraph" style:parent-style-name="Standard" style:list-style-name="L1">
      <style:paragraph-properties fo:line-height="150%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3" style:family="paragraph" style:parent-style-name="Standard" style:list-style-name="L1">
      <style:paragraph-properties fo:line-height="150%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4" style:family="paragraph" style:parent-style-name="Standard" style:list-style-name="L1">
      <style:paragraph-properties fo:line-height="150%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weight-asian="bold"/>
    </style:style>
    <style:style style:name="T6" style:family="text">
      <style:text-properties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item>
          <text:p text:style-name="P2">Introduction</text:p>
        </text:list-item>
        <text:list-item>
          <text:p text:style-name="P2">Methodology</text:p>
          <text:list>
            <text:list-item>
              <text:p text:style-name="P7">Vorgehensweise</text:p>
            </text:list-item>
            <text:list-item>
              <text:p text:style-name="P7">Techniken im Einsatz:</text:p>
              <text:list>
                <text:list-item>
                  <text:p text:style-name="P11">Use-Case-Analyse (=&gt; Kapitel 3)</text:p>
                </text:list-item>
                <text:list-item>
                  <text:p text:style-name="P11">verteiltes System, messaging, adressing and identification, <text:s/>P2P (=&gt; Kapitel 4)</text:p>
                </text:list-item>
                <text:list-item>
                  <text:p text:style-name="P11">data modelling (E/R-Diagramme)</text:p>
                </text:list-item>
                <text:list-item>
                  <text:p text:style-name="P11">system design (multidim. system modelling, UML)</text:p>
                </text:list-item>
                <text:list-item>
                  <text:p text:style-name="P11">protocol design (Protokollentwurf (general protocol vs. binding of transport protocol to this one)) (=&gt; Kapitel 5)</text:p>
                  <text:list>
                    <text:list-item>
                      <text:p text:style-name="P11">“reflecting the principials of protocol design”...</text:p>
                    </text:list-item>
                  </text:list>
                </text:list-item>
                <text:list-item>
                  <text:p text:style-name="P11">component models, Unit Tests (Kapitel 6)</text:p>
                </text:list-item>
              </text:list>
            </text:list-item>
            <text:list-item>
              <text:p text:style-name="P7">Auf Basis der vorgestellten Methodik: Kapitelüberblick (s.o.)</text:p>
            </text:list-item>
          </text:list>
        </text:list-item>
        <text:list-item>
          <text:p text:style-name="P2">Requirements Analysis <text:span text:style-name="T2">(OOA, what?, why?)</text:span></text:p>
          <text:list>
            <text:list-item>
              <text:p text:style-name="P6">verschiedene (“fachliche”) Rollen (PVMS, KIS, Krankenkasse, Patient, ...)</text:p>
            </text:list-item>
            <text:list-item>
              <text:p text:style-name="P6">Identification! (“space coupling” ?)</text:p>
            </text:list-item>
            <text:list-item>
              <text:p text:style-name="P6">Authentication!</text:p>
            </text:list-item>
            <text:list-item>
              <text:p text:style-name="P3">document orientation</text:p>
              <text:list>
                <text:list-item>
                  <text:p text:style-name="P10">DCs, von Doktor, über Patient + Laufende Nummer</text:p>
                </text:list-item>
                <text:list-item>
                  <text:p text:style-name="P10">more on DCs! Grouping, Derivation, ... =&gt; Ordner</text:p>
                </text:list-item>
              </text:list>
            </text:list-item>
            <text:list-item>
              <text:p text:style-name="P3">use cases + coarse sequence diagrams (between nodes and subsystems)</text:p>
              <text:list>
                <text:list-item>
                  <text:p text:style-name="P9">subscription management (connecting, terminating, publisher vs. subscriber initiated) =&gt; Ids!</text:p>
                </text:list-item>
                <text:list-item>
                  <text:p text:style-name="P9">share set management</text:p>
                </text:list-item>
                <text:list-item>
                  <text:p text:style-name="P9">repatriation and publishing (Untersuchung, Aufnahme in EHR des Arztes, Repatriation (= Filterung), Confirmation, Aufnahme in PPF, Distribution (= Subscr-individual SS filtering)), Aufnahme in FPF des DPFs)</text:p>
                </text:list-item>
                <text:list-item>
                  <text:p text:style-name="P9">relocation of accounts</text:p>
                </text:list-item>
              </text:list>
            </text:list-item>
          </text:list>
        </text:list-item>
        <text:list-item>
          <text:p text:style-name="P2">Related Work</text:p>
          <text:list>
            <text:list-item>
              <text:p text:style-name="P3">interaction models for distributed systems</text:p>
              <text:list>
                <text:list-item>
                  <text:p text:style-name="P9">decoupling dimensions (space, time, sychronization/flow), push vs. pull</text:p>
                </text:list-item>
                <text:list-item>
                  <text:p text:style-name="P9">message passing</text:p>
                </text:list-item>
                <text:list-item>
                  <text:p text:style-name="P9">RPC</text:p>
                  <text:list>
                    <text:list-item>
                      <text:p text:style-name="P9">normal</text:p>
                    </text:list-item>
                    <text:list-item>
                      <text:p text:style-name="P9"><text:soft-page-break/>asychronous</text:p>
                    </text:list-item>
                    <text:list-item>
                      <text:p text:style-name="P9">future</text:p>
                    </text:list-item>
                  </text:list>
                </text:list-item>
                <text:list-item>
                  <text:p text:style-name="P9">notifications (classical observer-pattern)</text:p>
                </text:list-item>
                <text:list-item>
                  <text:p text:style-name="P9">shared memory</text:p>
                </text:list-item>
                <text:list-item>
                  <text:p text:style-name="P9">message queues</text:p>
                </text:list-item>
                <text:list-item>
                  <text:p text:style-name="P9">pub/sub</text:p>
                  <text:list>
                    <text:list-item>
                      <text:p text:style-name="P9">topic-based</text:p>
                    </text:list-item>
                    <text:list-item>
                      <text:p text:style-name="P9">content-based</text:p>
                    </text:list-item>
                    <text:list-item>
                      <text:p text:style-name="P6">type-based</text:p>
                    </text:list-item>
                  </text:list>
                </text:list-item>
              </text:list>
            </text:list-item>
            <text:list-item>
              <text:p text:style-name="P3">Ids</text:p>
              <text:list>
                <text:list-item>
                  <text:p text:style-name="P9">UserIds</text:p>
                  <text:list>
                    <text:list-item>
                      <text:p text:style-name="P9">URIs (URL (OpenID!), URN, PURL)</text:p>
                    </text:list-item>
                    <text:list-item>
                      <text:p text:style-name="P9">XRI</text:p>
                    </text:list-item>
                    <text:list-item>
                      <text:p text:style-name="P9">DOI (include this?)</text:p>
                    </text:list-item>
                  </text:list>
                </text:list-item>
                <text:list-item>
                  <text:p text:style-name="P9">TransportIds</text:p>
                </text:list-item>
                <text:list-item>
                  <text:p text:style-name="P9">Discovery of available transports</text:p>
                  <text:list>
                    <text:list-item>
                      <text:p text:style-name="P9">XRI Resolution 2.0</text:p>
                    </text:list-item>
                    <text:list-item>
                      <text:p text:style-name="P6">XRDS-Simple</text:p>
                    </text:list-item>
                  </text:list>
                </text:list-item>
              </text:list>
            </text:list-item>
            <text:list-item>
              <text:p text:style-name="P6">transport protocols</text:p>
              <text:list>
                <text:list-item>
                  <text:p text:style-name="P18">connection-based, stateful, offline messages?</text:p>
                  <text:list>
                    <text:list-item>
                      <text:p text:style-name="P18">XMPP</text:p>
                    </text:list-item>
                    <text:list-item>
                      <text:p text:style-name="P18">ICQ</text:p>
                    </text:list-item>
                    <text:list-item>
                      <text:p text:style-name="P18">JMS (?)</text:p>
                    </text:list-item>
                  </text:list>
                </text:list-item>
                <text:list-item>
                  <text:p text:style-name="P18">connection-less, stateless, no offline messages possible =&gt; own message queue, instantiation of subsystems</text:p>
                  <text:list>
                    <text:list-item>
                      <text:p text:style-name="P18">local (?)</text:p>
                    </text:list-item>
                    <text:list-item>
                      <text:p text:style-name="P18">XMPP</text:p>
                    </text:list-item>
                  </text:list>
                </text:list-item>
                <text:list-item>
                  <text:p text:style-name="P18">XDI</text:p>
                </text:list-item>
              </text:list>
            </text:list-item>
            <text:list-item>
              <text:p text:style-name="P24">vCard, hCard, FOAF</text:p>
            </text:list-item>
          </text:list>
        </text:list-item>
        <text:list-item>
          <text:p text:style-name="P23">Architectural Overview</text:p>
          <text:list>
            <text:list-item>
              <text:p text:style-name="P9"><text:span text:style-name="T1">distributed system</text:span></text:p>
              <text:list>
                <text:list-item>
                  <text:p text:style-name="P9"><text:span text:style-name="T1">interaction paradigm: pub/sub</text:span></text:p>
                </text:list-item>
                <text:list-item>
                  <text:p text:style-name="P9"><text:span text:style-name="T1">transport system model, transport plugins</text:span></text:p>
                </text:list-item>
              </text:list>
            </text:list-item>
            <text:list-item>
              <text:p text:style-name="P9"><text:span text:style-name="T1">partition of the system</text:span></text:p>
              <text:list>
                <text:list-item>
                  <text:p text:style-name="P9"><text:soft-page-break/>subsystems</text:p>
                  <text:list>
                    <text:list-item>
                      <text:p text:style-name="P9">publisher</text:p>
                    </text:list-item>
                    <text:list-item>
                      <text:p text:style-name="P9">subscriber</text:p>
                    </text:list-item>
                    <text:list-item>
                      <text:p text:style-name="P9">CP</text:p>
                    </text:list-item>
                  </text:list>
                </text:list-item>
                <text:list-item>
                  <text:p text:style-name="P9">layers</text:p>
                  <text:list>
                    <text:list-item>
                      <text:p text:style-name="P9">core</text:p>
                      <text:list>
                        <text:list-item>
                          <text:p text:style-name="P9">prep</text:p>
                        </text:list-item>
                        <text:list-item>
                          <text:p text:style-name="P9">soul</text:p>
                        </text:list-item>
                        <text:list-item>
                          <text:p text:style-name="P9">access</text:p>
                          <text:list>
                            <text:list-item>
                              <text:p text:style-name="P9">transport</text:p>
                            </text:list-item>
                            <text:list-item>
                              <text:p text:style-name="P9">storag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">cross-cutting functionality (“lateral”)</text:p>
                  <text:list>
                    <text:list-item>
                      <text:p text:style-name="P9">barker<text:tab/> (“fachlich”)</text:p>
                    </text:list-item>
                    <text:list-item>
                      <text:p text:style-name="P9">gatekeeper (“fachlich”)</text:p>
                    </text:list-item>
                    <text:list-item>
                      <text:p text:style-name="P18">NSIs (“technisch”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System Design<text:span text:style-name="T2"> (OOD, how?)</text:span></text:p>
          <text:list>
            <text:list-item>
              <text:p text:style-name="P6">separation into modules (OSGi bundles), interfaces: OSGi services</text:p>
              <text:list>
                <text:list-item>
                  <text:p text:style-name="P6">interfaces between bundles (UML-Struktur-Diagramm)</text:p>
                </text:list-item>
                <text:list-item>
                  <text:p text:style-name="P6">pure library: model</text:p>
                </text:list-item>
              </text:list>
            </text:list-item>
            <text:list-item>
              <text:p text:style-name="P9"><text:span text:style-name="T1">data model (DIF, FIF, PIF, DCs, Card-Container, Party Data)</text:span></text:p>
            </text:list-item>
            <text:list-item>
              <text:p text:style-name="P9"><text:span text:style-name="T1">Realization of use cases (+ sequence diagrams)</text:span></text:p>
            </text:list-item>
            <text:list-item>
              <text:p text:style-name="P9"><text:span text:style-name="T1">versions, dependencies inside the project</text:span></text:p>
            </text:list-item>
          </text:list>
        </text:list-item>
        <text:list-item>
          <text:p text:style-name="P9">Implementation issues</text:p>
          <text:list>
            <text:list-item>
              <text:p text:style-name="P3">Technologies &amp; Frameworks</text:p>
              <text:list>
                <text:list-item>
                  <text:p text:style-name="P9">Spring</text:p>
                </text:list-item>
                <text:list-item>
                  <text:p text:style-name="P9">OSGi</text:p>
                </text:list-item>
                <text:list-item>
                  <text:p text:style-name="P9">Spring DM</text:p>
                </text:list-item>
              </text:list>
            </text:list-item>
            <text:list-item>
              <text:p text:style-name="P9"><text:span text:style-name="T1">Build environment</text:span></text:p>
              <text:list>
                <text:list-item>
                  <text:p text:style-name="P9">Maven dependency management (declarative)</text:p>
                </text:list-item>
                <text:list-item>
                  <text:p text:style-name="P9">directory structure (resembles modules)</text:p>
                </text:list-item>
                <text:list-item>
                  <text:p text:style-name="P9">naming of maven projects (ArtifactID, GroupID), OSGi bundles, package structure</text:p>
                </text:list-item>
              </text:list>
            </text:list-item>
            <text:list-item>
              <text:p text:style-name="P3">Runtime Environment</text:p>
              <text:list>
                <text:list-item>
                  <text:p text:style-name="P9">Spring DM Server (OSGi container)</text:p>
                </text:list-item>
                <text:list-item>
                  <text:p text:style-name="P9"><text:soft-page-break/>DB (?)</text:p>
                </text:list-item>
              </text:list>
            </text:list-item>
            <text:list-item>
              <text:p text:style-name="P3">Testing</text:p>
              <text:list>
                <text:list-item>
                  <text:p text:style-name="P9">JUnit</text:p>
                </text:list-item>
              </text:list>
            </text:list-item>
          </text:list>
        </text:list-item>
        <text:list-item>
          <text:p text:style-name="P2">Evaluation (rückblickend)</text:p>
          <text:list>
            <text:list-item>
              <text:p text:style-name="P7">Rückbezug zu den Anforderungen</text:p>
            </text:list-item>
            <text:list-item>
              <text:p text:style-name="P7">Performance?</text:p>
            </text:list-item>
            <text:list-item>
              <text:p text:style-name="P7">Akzeptanz? </text:p>
              <text:list>
                <text:list-item>
                  <text:p text:style-name="P11">Patient kommt in Praxis, gibt passwort ein?</text:p>
                </text:list-item>
                <text:list-item>
                  <text:p text:style-name="P11">kann Patient (CP!) wirklich entscheiden, welche Daten an welchen Arzt gehen?</text:p>
                </text:list-item>
                <text:list-item>
                  <text:p text:style-name="P11">Beherrscht Patient die inhärente Komplexität des Systems?</text:p>
                </text:list-item>
              </text:list>
            </text:list-item>
          </text:list>
        </text:list-item>
        <text:list-item>
          <text:p text:style-name="P1">Future Work:</text:p>
          <text:list>
            <text:list-item>
              <text:p text:style-name="P3">transport protocol discovery and agreement</text:p>
            </text:list-item>
            <text:list-item>
              <text:p text:style-name="P3">plugin system for DCs (including share sets for these DCs and serialization)</text:p>
            </text:list-item>
            <text:list-item>
              <text:p text:style-name="P3">Repatriation</text:p>
            </text:list-item>
            <text:list-item>
              <text:p text:style-name="P3">Append/Replace-Semantik</text:p>
            </text:list-item>
            <text:list-item>
              <text:p text:style-name="P3">XML-Binding der Party-DCs</text:p>
            </text:list-item>
            <text:list-item>
              <text:p text:style-name="P3">Semantische Nulls in FIF (nicht vorhanden vs. nicht freigegeben)</text:p>
            </text:list-item>
            <text:list-item>
              <text:p text:style-name="P3">Relocation of accounts</text:p>
            </text:list-item>
            <text:list-item>
              <text:p text:style-name="P3">Suche lokal</text:p>
            </text:list-item>
            <text:list-item>
              <text:p text:style-name="P3">Suche, verteilt (es existiert Suche bei XMPP! (XEP-0055))</text:p>
            </text:list-item>
          </text:list>
        </text:list-item>
        <text:list-item>
          <text:p text:style-name="P3"><text:span text:style-name="T4">Conclusi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9-02-09T13:00:27</meta:creation-date>
    <dc:creator>Florian Neumann)</dc:creator>
    <dc:date>2009-02-09T19:09:53</dc:date>
    <dc:language>en-US</dc:language>
    <meta:editing-cycles>50</meta:editing-cycles>
    <meta:editing-duration>PT2H16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17" meta:word-count="445" meta:character-count="3412"/>
  </office:meta>
</office:document-meta>
</file>